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, Arial" svg:font-family="'Calibri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3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284.74pt"/>
    </style:style>
    <style:style style:name="co5" style:family="table-column">
      <style:table-column-properties fo:break-before="auto" style:column-width="237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70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libri, 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riteria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SP</text:p>
          </table:table-cell>
          <table:table-cell table:style-name="ce48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Story</text:p>
          </table:table-cell>
          <table:table-cell table:style-name="ce28" office:value-type="string" calcext:value-type="string">
            <text:p>In qualità di giocatore, </text:p>
            <text:p>voglio potermi muovere neI livelli</text:p>
            <text:p>in modo tale da poterli esplorare</text:p>
          </table:table-cell>
          <table:table-cell table:style-name="ce28" office:value-type="string" calcext:value-type="string">
            <text:p>Il giocatore deve poter:</text:p>
            <text:p>- Premere uno tra i pulsanti W,A,S,D</text:p>
            <text:p>- Visualizzare il personaggio muoversi</text:p>
            <text:p>  verso le rispettive direzioni SU,GIU', SX e DX</text:p>
          </table:table-cell>
          <table:table-cell table:style-name="ce2" office:value-type="string" calcext:value-type="string">
            <text:p>Meccaniche</text:p>
          </table:table-cell>
          <table:table-cell table:style-name="ce13" office:value-type="string" calcext:value-type="string">
            <text:p>L</text:p>
          </table:table-cell>
          <table:table-cell table:style-name="ce49" office:value-type="string" calcext:value-type="string">
            <text:p>Completed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Story</text:p>
          </table:table-cell>
          <table:table-cell table:style-name="ce28" office:value-type="string" calcext:value-type="string">
            <text:p>In qualità di giocatore,</text:p>
            <text:p>voglio poter avviare un combattimento con un nemico</text:p>
            <text:p>in modo tale da avanzare nella storia</text:p>
          </table:table-cell>
          <table:table-cell table:style-name="ce28" office:value-type="string" calcext:value-type="string">
            <text:p>Il giocatore deve poter:</text:p>
            <text:p>- Visualizzare i nemici nella mappa di gioco</text:p>
            <text:p>- Decidere se affrontarli</text:p>
            <text:p>- Avviare un combattimento</text:p>
          </table:table-cell>
          <table:table-cell table:style-name="ce2" office:value-type="string" calcext:value-type="string">
            <text:p>Meccaniche</text:p>
          </table:table-cell>
          <table:table-cell table:style-name="ce13" office:value-type="string" calcext:value-type="string">
            <text:p>M</text:p>
          </table:table-cell>
          <table:table-cell table:style-name="ce49" office:value-type="string" calcext:value-type="string">
            <text:p>Completed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tory</text:p>
          </table:table-cell>
          <table:table-cell table:style-name="ce29" office:value-type="string" calcext:value-type="string">
            <text:p>In qualità di giocatore,</text:p>
            <text:p>voglio poter attaccare con l'arma</text:p>
            <text:p>in modo tale da infliggere al nemico danni in combattimento</text:p>
          </table:table-cell>
          <table:table-cell table:style-name="ce29" office:value-type="string" calcext:value-type="string">
            <text:p>Il giocatore deve poter:</text:p>
            <text:p>- Premere un tasto durante il combattimento</text:p>
            <text:p>- Infliggere un certo danno in base allle proprie statistiche</text:p>
          </table:table-cell>
          <table:table-cell table:style-name="ce3" office:value-type="string" calcext:value-type="string">
            <text:p>Meccaniche</text:p>
          </table:table-cell>
          <table:table-cell table:style-name="ce14" office:value-type="string" calcext:value-type="string">
            <text:p>M</text:p>
          </table:table-cell>
          <table:table-cell table:style-name="ce50" office:value-type="string" calcext:value-type="string">
            <text:p>Completed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Story</text:p>
          </table:table-cell>
          <table:table-cell table:style-name="ce30" office:value-type="string" calcext:value-type="string">
            <text:p>In qualità di giocatore, </text:p>
            <text:p>voglio poter visualizzare la mia salute e stamina, durante l'esplorazione, </text:p>
            <text:p>in modo tale da decidere come proseguire il combattimento</text:p>
          </table:table-cell>
          <table:table-cell table:style-name="ce30" office:value-type="string" calcext:value-type="string">
            <text:p>Il giocatore deve poter:</text:p>
            <text:p>- Visualizzare nella schermata delle barre che</text:p>
            <text:p> Indicano la salute e la stamina del personaggio</text:p>
          </table:table-cell>
          <table:table-cell table:style-name="ce4" office:value-type="string" calcext:value-type="string">
            <text:p>Meccaniche</text:p>
          </table:table-cell>
          <table:table-cell table:style-name="ce15" office:value-type="string" calcext:value-type="string">
            <text:p>S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Story</text:p>
          </table:table-cell>
          <table:table-cell table:style-name="ce30" office:value-type="string" calcext:value-type="string">
            <text:p>In qualità di giocatore, </text:p>
            <text:p>voglio poter visualizzare il mio attuale obiettivo </text:p>
            <text:p>in modo tale da sapere cosa devo fare</text:p>
          </table:table-cell>
          <table:table-cell table:style-name="ce30" office:value-type="string" calcext:value-type="string">
            <text:p>Il giocatore deve poter:</text:p>
            <text:p>- Visualizzare nella schermata una finestra con</text:p>
            <text:p>   scritto l’obiettivo attuale</text:p>
          </table:table-cell>
          <table:table-cell table:style-name="ce4" office:value-type="string" calcext:value-type="string">
            <text:p>Meccaniche</text:p>
          </table:table-cell>
          <table:table-cell table:style-name="ce15" office:value-type="string" calcext:value-type="string">
            <text:p>M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Story</text:p>
          </table:table-cell>
          <table:table-cell table:style-name="ce30" office:value-type="string" calcext:value-type="string">
            <text:p>In qualità di giocatore,</text:p>
            <text:p>voglio poter utilizzare le abilità </text:p>
            <text:p>in modo tale da infliggere danni al nemico in combattimento</text:p>
          </table:table-cell>
          <table:table-cell table:style-name="ce30" office:value-type="string" calcext:value-type="string">
            <text:p>Il giocatore deve poter:</text:p>
            <text:p>- Premere un bottone</text:p>
            <text:p>- Scelgliere l'abilità</text:p>
            <text:p>- Attaccare il nemico</text:p>
          </table:table-cell>
          <table:table-cell table:style-name="ce4" office:value-type="string" calcext:value-type="string">
            <text:p>Meccaniche</text:p>
          </table:table-cell>
          <table:table-cell table:style-name="ce15" office:value-type="string" calcext:value-type="string">
            <text:p>M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Story</text:p>
          </table:table-cell>
          <table:table-cell table:style-name="ce30" office:value-type="string" calcext:value-type="string">
            <text:p>In qualità di giocatore,</text:p>
            <text:p>voglio poter prendere decisioni</text:p>
            <text:p>in modo tale poter influenzarne il proseguimento</text:p>
          </table:table-cell>
          <table:table-cell table:style-name="ce30" office:value-type="string" calcext:value-type="string">
            <text:p>Il giocatore deve poter:</text:p>
            <text:p>- Visualizzare almeno due pulsanti</text:p>
            <text:p>- Sceglierne solo uno </text:p>
            <text:p>- Influenzare (aumentare/diminuire) le</text:p>
            <text:p>  caratteristiche del gioco</text:p>
          </table:table-cell>
          <table:table-cell table:style-name="ce4" office:value-type="string" calcext:value-type="string">
            <text:p>Meccaniche</text:p>
          </table:table-cell>
          <table:table-cell table:style-name="ce15" office:value-type="string" calcext:value-type="string">
            <text:p>L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string" calcext:value-type="string">
            <text:p>Epic</text:p>
          </table:table-cell>
          <table:table-cell table:style-name="ce31" office:value-type="string" calcext:value-type="string">
            <text:p>In qualità di sistema,</text:p>
            <text:p>voglio poter suddividere il gioco in livelli</text:p>
            <text:p>in modo tale da strutturare la storia</text:p>
          </table:table-cell>
          <table:table-cell table:style-name="ce31" office:value-type="string" calcext:value-type="string">
            <text:p>Ogni livello deve corrispondere a una specifica parte della storia, </text:p>
            <text:p>contenendo oggetti, personaggi, nemici e sfide uniche del livello.</text:p>
            <text:p>Il completamento di un livello fornisce l'accesso al successivo.</text:p>
          </table:table-cell>
          <table:table-cell table:style-name="ce5" office:value-type="string" calcext:value-type="string">
            <text:p>Sistema</text:p>
          </table:table-cell>
          <table:table-cell table:style-name="ce16" office:value-type="string" calcext:value-type="string">
            <text:p>XL</text:p>
          </table:table-cell>
          <table:table-cell table:style-name="ce52"/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Story</text:p>
          </table:table-cell>
          <table:table-cell table:style-name="ce30" office:value-type="string" calcext:value-type="string">
            <text:p>In qualità di sistema,</text:p>
            <text:p>voglio poter fornire un primo livello</text:p>
            <text:p>in modo tale da introdurre la storia</text:p>
          </table:table-cell>
          <table:table-cell table:style-name="ce40" office:value-type="string" calcext:value-type="string">
            <text:p><text:span text:style-name="T1">DA SISTEMARE</text:span></text:p>
            <text:p><text:span text:style-name="T1">Il primo livello deve corrispondere alla parte iniziale della storia</text:span></text:p>
            <text:p><text:span text:style-name="T1">di gioco, contenere due mappe di gioco con varie situazioni di stallo </text:span></text:p>
          </table:table-cell>
          <table:table-cell table:style-name="ce4" office:value-type="string" calcext:value-type="string">
            <text:p>Sistema</text:p>
          </table:table-cell>
          <table:table-cell table:style-name="ce15" office:value-type="string" calcext:value-type="string">
            <text:p>L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2"/>
          <table:table-cell table:style-name="ce33" office:value-type="string" calcext:value-type="string">
            <text:p>Il giocatore deve poter:</text:p>
            <text:p>- Premere un tasto (I)</text:p>
            <text:p>- Scorrere la schermata degli oggetti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2" office:value-type="string" calcext:value-type="string">
            <text:p>In qualità di giocatore,</text:p>
            <text:p>voglio poter visualizzare il mio inventario </text:p>
            <text:p>in modo tale da utilizzare i miei oggetti, anche in combattimento</text:p>
          </table:table-cell>
          <table:table-cell table:style-name="ce33" office:value-type="string" calcext:value-type="string">
            <text:p>Il giocatore deve poter:</text:p>
            <text:p>- Premere un tasto (I)</text:p>
            <text:p>- Scorrere la schermata degli oggetti</text:p>
            <text:p>- Selezionare l’oggetto da scegliere se utilizzare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2" office:value-type="string" calcext:value-type="string">
            <text:p>In qualità di giocatore,</text:p>
            <text:p>voglio poter visualizzare una descrizione degli oggetti </text:p>
            <text:p>in modo tale da sapere il loro effetto, anche in combattimento</text:p>
          </table:table-cell>
          <table:table-cell table:style-name="ce33" office:value-type="string" calcext:value-type="string">
            <text:p>Il giocatore deve poter:</text:p>
            <text:p>- Premere un tasto (I)</text:p>
            <text:p>- Scorrere la schermata degli oggetti</text:p>
            <text:p>- Scegliere un oggetto da vederne l’effetto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2" office:value-type="string" calcext:value-type="string">
            <text:p>In qualità di giocatore, </text:p>
            <text:p>voglio poter mettere in pausa il gioco </text:p>
            <text:p>in modo tale da riprenderlo più avanti</text:p>
          </table:table-cell>
          <table:table-cell table:style-name="ce33" office:value-type="string" calcext:value-type="string">
            <text:p>Il giocatore deve poter:</text:p>
            <text:p>- Premere un tasto (Esc)</text:p>
            <text:p>- Visualizzare un menu</text:p>
            <text:p>- Aspettare il tempo necessario</text:p>
            <text:p>- Premere lo stesso tasto per tornare in partita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3" office:value-type="string" calcext:value-type="string">
            <text:p>In qualità di giocatore, </text:p>
            <text:p>voglio poter mettere in pausa il gioco </text:p>
            <text:p>In modo tale da salvare i miei progressi</text:p>
          </table:table-cell>
          <table:table-cell table:style-name="ce33" office:value-type="string" calcext:value-type="string">
            <text:p>Il giocatore deve poter:</text:p>
            <text:p>- Premere un tasto (Esc)</text:p>
            <text:p>- Visualizzare un menu</text:p>
            <text:p>- Premere un bottone per salvare</text:p>
            <text:p>- Visualizzare se il salvataggio ha successo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2" office:value-type="string" calcext:value-type="string">
            <text:p>In qualità di giocatore, </text:p>
            <text:p>voglio poter mettere in pausa il gioco </text:p>
            <text:p>in modo tale da uscire da gioco</text:p>
          </table:table-cell>
          <table:table-cell table:style-name="ce33" office:value-type="string" calcext:value-type="string">
            <text:p>Il giocatore deve poter:</text:p>
            <text:p>- Premere un tasto (Esc)</text:p>
            <text:p>- Visualizzare un menu</text:p>
            <text:p>- Premere un bottone per uscire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3" office:value-type="string" calcext:value-type="string">
            <text:p>In qualità di giocatore,</text:p>
            <text:p>voglio poter avviare un combattimento con un nemico</text:p>
            <text:p>in modo tale da guadagnare dei materiali</text:p>
          </table:table-cell>
          <table:table-cell table:style-name="ce33" office:value-type="string" calcext:value-type="string">
            <text:p>Il giocatore deve poter:</text:p>
            <text:p>- Visualizzare i nemici</text:p>
            <text:p>- Decidere se affrontarli</text:p>
            <text:p>- Combattere i nemici</text:p>
            <text:p>- Vinto il combattimenti ricevere dei materiali</text:p>
          </table:table-cell>
          <table:table-cell table:style-name="ce6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7" office:value-type="float" office:value="3" calcext:value-type="float">
            <text:p>3</text:p>
          </table:table-cell>
          <table:table-cell table:style-name="ce27" office:value-type="string" calcext:value-type="string">
            <text:p>Epic</text:p>
          </table:table-cell>
          <table:table-cell table:style-name="ce33" office:value-type="string" calcext:value-type="string">
            <text:p>In qualità di giocatore,</text:p>
            <text:p>voglio poter affrontare delle sfide durante i livelli</text:p>
            <text:p>in modo tale da ottenere dei vantaggi</text:p>
          </table:table-cell>
          <table:table-cell table:style-name="ce33" office:value-type="string" calcext:value-type="string">
            <text:p>Durante i livelli, il giocatore deve poter interagire </text:p>
            <text:p>con un personaggio che gli propone la sfida e</text:p>
            <text:p>decidere se iniziarla o meno</text:p>
          </table:table-cell>
          <table:table-cell table:style-name="ce41"/>
          <table:table-cell table:style-name="ce17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3" office:value-type="string" calcext:value-type="string">
            <text:p>In qualità di giocatore, </text:p>
            <text:p>voglio poter visualizzare i miei punti esperienza </text:p>
            <text:p>in modo tale da sapere se posso potenziare l'albero delle abilità</text:p>
          </table:table-cell>
          <table:table-cell table:style-name="ce33" office:value-type="string" calcext:value-type="string">
            <text:p>Il giocatore deve poter:</text:p>
            <text:p>- Premere un tasto (I)</text:p>
            <text:p>- Cambiare finestra</text:p>
            <text:p>- Scorrere la schermata delle abilità</text:p>
          </table:table-cell>
          <table:table-cell table:style-name="ce6"/>
          <table:table-cell table:style-name="ce41"/>
          <table:table-cell table:style-name="ce53"/>
          <table:table-cell table:number-columns-repeated="101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string" calcext:value-type="string">
            <text:p>Story</text:p>
          </table:table-cell>
          <table:table-cell table:style-name="ce33" office:value-type="string" calcext:value-type="string">
            <text:p>In qualità di giocatore, </text:p>
            <text:p>voglio poter visualizzare l'albero delle abilità </text:p>
            <text:p>in modo tale da avere un resoconto delle mie abilità, </text:p>
            <text:p>anche in combattimento</text:p>
          </table:table-cell>
          <table:table-cell table:style-name="ce33" office:value-type="string" calcext:value-type="string">
            <text:p>Il giocatore deve poter:</text:p>
            <text:p>- Premere un tasto (I)</text:p>
            <text:p>- Cambiare finestra</text:p>
            <text:p>- Scorrere la schermata delle abilità</text:p>
          </table:table-cell>
          <table:table-cell table:style-name="ce6"/>
          <table:table-cell table:style-name="ce41"/>
          <table:table-cell table:style-name="ce53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string" calcext:value-type="string">
            <text:p>Story</text:p>
          </table:table-cell>
          <table:table-cell table:style-name="ce34" office:value-type="string" calcext:value-type="string">
            <text:p>In qualità di giocatore, </text:p>
            <text:p>voglio poter visualizzare l'albero delle abilità </text:p>
            <text:p>in modo tale da poter espandere le mie abilità</text:p>
          </table:table-cell>
          <table:table-cell table:style-name="ce34" office:value-type="string" calcext:value-type="string">
            <text:p>Il giocatore deve poter:</text:p>
            <text:p>- Premere un tasto (I)</text:p>
            <text:p>- Cambiare finestra</text:p>
            <text:p>- Scorrere la schermata delle abilità scegliere </text:p>
            <text:p>- Selezionare l’abilità da scegliere se espandere</text:p>
          </table:table-cell>
          <table:table-cell table:style-name="ce42" table:number-columns-repeated="2"/>
          <table:table-cell table:style-name="ce54"/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Story</text:p>
          </table:table-cell>
          <table:table-cell table:style-name="ce35" office:value-type="string" calcext:value-type="string">
            <text:p>In qualità di giocatore, </text:p>
            <text:p>voglio poter visualizzare i miei materiali e valuta </text:p>
            <text:p>in modo tale da sapere se posso potenziare le mie statistiche</text:p>
          </table:table-cell>
          <table:table-cell table:style-name="ce35" office:value-type="string" calcext:value-type="string">
            <text:p>Il giocatore deve poter:</text:p>
            <text:p>- Premere un tasto (I)</text:p>
            <text:p>- Cambiare finestra</text:p>
            <text:p>- Scorrere la schermata delle statistiche</text:p>
          </table:table-cell>
          <table:table-cell table:style-name="ce43" table:number-columns-repeated="2"/>
          <table:table-cell table:style-name="ce55"/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Story</text:p>
          </table:table-cell>
          <table:table-cell table:style-name="ce35" office:value-type="string" calcext:value-type="string">
            <text:p>In qualità di giocatore, </text:p>
            <text:p>voglio poter visualizzare le mie statistiche</text:p>
            <text:p>in modo tale da avere un resoconto delle mio personaggio, </text:p>
            <text:p>anche in combattimento</text:p>
          </table:table-cell>
          <table:table-cell table:style-name="ce35" office:value-type="string" calcext:value-type="string">
            <text:p>Il giocatore deve poter:</text:p>
            <text:p>- Premere un tasto (I)</text:p>
            <text:p>- Cambiare finestra</text:p>
            <text:p>- Scorrere la schermata delle statistiche</text:p>
          </table:table-cell>
          <table:table-cell table:style-name="ce43" table:number-columns-repeated="2"/>
          <table:table-cell table:style-name="ce55"/>
          <table:table-cell table:number-columns-repeated="1016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string" calcext:value-type="string">
            <text:p>Story</text:p>
          </table:table-cell>
          <table:table-cell table:style-name="ce36" office:value-type="string" calcext:value-type="string">
            <text:p>In qualità di giocatore, </text:p>
            <text:p>voglio poter visualizzare le mie statistiche</text:p>
            <text:p>in modo tale da potenziarle</text:p>
          </table:table-cell>
          <table:table-cell table:style-name="ce36" office:value-type="string" calcext:value-type="string">
            <text:p>Il giocatore deve poter:</text:p>
            <text:p>- Premere un tasto (I)</text:p>
            <text:p>- Cambiare finestra</text:p>
            <text:p>- Scorrere la schermata delle statistiche </text:p>
            <text:p>- Scegliere l’equipaggiamento da potenziare</text:p>
          </table:table-cell>
          <table:table-cell table:style-name="ce44" table:number-columns-repeated="2"/>
          <table:table-cell table:style-name="ce56"/>
          <table:table-cell table:number-columns-repeated="1016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string" calcext:value-type="string">
            <text:p>Story</text:p>
          </table:table-cell>
          <table:table-cell table:style-name="ce37" office:value-type="string" calcext:value-type="string">
            <text:p>In qualità di giocatore, </text:p>
            <text:p>voglio poter visualizzare una guida di gioco</text:p>
            <text:p>in modo tale da sapere come si gioca</text:p>
          </table:table-cell>
          <table:table-cell table:style-name="ce37" office:value-type="string" calcext:value-type="string">
            <text:p>Il giocatore deve poter:</text:p>
            <text:p>- Premere un tasto (Esc)</text:p>
            <text:p>- Visualizzare un menu</text:p>
            <text:p>- Premere un bottone per cambiare finestra</text:p>
            <text:p>- Visualizzare la guida del gioco</text:p>
          </table:table-cell>
          <table:table-cell table:style-name="ce45" table:number-columns-repeated="2"/>
          <table:table-cell table:style-name="ce57"/>
          <table:table-cell table:number-columns-repeated="1016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string" calcext:value-type="string">
            <text:p>Story</text:p>
          </table:table-cell>
          <table:table-cell table:style-name="ce38" office:value-type="string" calcext:value-type="string">
            <text:p>In qualità di giocatore, </text:p>
            <text:p>voglio poter controllare una mappa </text:p>
            <text:p>in modo tale da sapere in quale punto mi trovo e decidere dove andare</text:p>
          </table:table-cell>
          <table:table-cell table:style-name="ce38" office:value-type="string" calcext:value-type="string">
            <text:p>Il giocatore deve poter:</text:p>
            <text:p>- Premere un tasto (M)</text:p>
            <text:p>- Visualizzare una mappa</text:p>
          </table:table-cell>
          <table:table-cell table:style-name="ce46" table:number-columns-repeated="2"/>
          <table:table-cell table:style-name="ce58"/>
          <table:table-cell table:number-columns-repeated="1016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Epic</text:p>
          </table:table-cell>
          <table:table-cell table:style-name="ce39" office:value-type="string" calcext:value-type="string">
            <text:p>In qualità di giocatore, </text:p>
            <text:p>voglio poter personalizzare il mio personaggio </text:p>
            <text:p>in modo tale da provare diverse esperienze di gioco</text:p>
          </table:table-cell>
          <table:table-cell table:style-name="ce39" office:value-type="string" calcext:value-type="string">
            <text:p>All'inizio del gioco, il giocatore deve poter:</text:p>
            <text:p>- Scegliere la classe del personaggio</text:p>
            <text:p>- Scegliere nome e sesso</text:p>
          </table:table-cell>
          <table:table-cell table:style-name="ce47" table:number-columns-repeated="2"/>
          <table:table-cell table:style-name="ce59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, Arial" svg:font-family="'Calibri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" meta:object-count="0"/>
    <meta:generator>LibreOfficeDev/6.0.5.2$Linux_X86_64 LibreOffice_project/</meta:generator>
  </office:meta>
</office:document-meta>
</file>